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000000060092AE4446.jpg"/>
  <manifest:file-entry manifest:media-type="image/jpeg" manifest:full-path="Pictures/1000000000000C000000090038F93FE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6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051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family="'Bitstream Vera Sans'" style:font-family-generic="swiss" style:font-pitch="variable" fo:font-size="36pt" style:font-size-asian="36pt" style:font-size-complex="36pt"/>
    </style:style>
    <style:style style:name="P2" style:family="paragraph">
      <style:text-properties fo:font-family="'Bitstream Vera Sans'" style:font-family-generic="swiss" style:font-pitch="variable" fo:font-size="24pt" style:font-size-asian="36pt" style:font-size-complex="36pt"/>
    </style:style>
    <style:style style:name="P3" style:family="paragraph">
      <style:text-properties fo:font-family="'Bitstream Vera Sans'" style:font-family-generic="swiss" style:font-pitch="variable" fo:font-size="18pt" style:font-size-asian="18pt" style:font-size-complex="18pt"/>
    </style:style>
    <style:style style:name="P4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4.447cm" svg:height="1.729cm" svg:x="11.749cm" svg:y="8.811cm">
          <draw:text-box>
            <text:p text:style-name="P1">Finding bugs with gdb</text:p>
          </draw:text-box>
        </draw:frame>
        <draw:frame draw:style-name="gr1" draw:text-style-name="P1" draw:layer="layout" svg:width="7.982cm" svg:height="1.729cm" svg:x="1.723cm" svg:y="17.137cm">
          <draw:text-box>
            <text:p text:style-name="P1">Dave Neary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1" draw:layer="layout" svg:width="19.412cm" svg:height="7.641cm" svg:x="4.294cm" svg:y="7.185cm">
          <draw:text-box>
            <text:p text:style-name="P1">Problem statement:</text:p>
            <text:p text:style-name="P1"/>
            <text:p text:style-name="P1">Programmers make mistakes.</text:p>
            <text:p text:style-name="P1">Sometimes those mistakes get past the compiler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draw:frame draw:style-name="gr1" draw:text-style-name="P1" draw:layer="layout" svg:width="6.441cm" svg:height="1.729cm" svg:x="3.156cm" svg:y="3.471cm">
          <draw:text-box>
            <text:p text:style-name="P1">Example:</text:p>
          </draw:text-box>
        </draw:frame>
        <draw:frame draw:style-name="gr1" draw:text-style-name="P2" draw:layer="layout" svg:width="6.496cm" svg:height="7.153cm" svg:x="3.229cm" svg:y="8.253cm">
          <draw:text-box>
            <text:p text:style-name="P2"><text:span text:style-name="T1">int i = 0;</text:span></text:p>
            <text:p text:style-name="P2"><text:span text:style-name="T1">while (i = 0) {</text:span></text:p>
            <text:p text:style-name="P2"><text:span text:style-name="T1"><text:s text:c="2"/></text:span><text:span text:style-name="T1">...</text:span></text:p>
            <text:p text:style-name="P2"><text:span text:style-name="T1"><text:s text:c="2"/></text:span><text:span text:style-name="T1">if (test) {</text:span></text:p>
            <text:p text:style-name="P2"><text:span text:style-name="T1"><text:s text:c="4"/></text:span><text:span text:style-name="T1">i = 1;</text:span></text:p>
            <text:p text:style-name="P2"><text:span text:style-name="T1"><text:s text:c="2"/></text:span><text:span text:style-name="T1">}</text:span></text:p>
            <text:p text:style-name="P2"><text:span text:style-name="T1">}</text:span></text:p>
          </draw:text-box>
        </draw:frame>
        <draw:frame draw:style-name="gr1" draw:text-style-name="P1" draw:layer="layout" svg:width="11.877cm" svg:height="1.729cm" svg:x="12.647cm" svg:y="9.054cm">
          <draw:text-box>
            <text:p text:style-name="P1">Infinite loop alert!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draw:frame draw:style-name="gr1" draw:text-style-name="P1" draw:layer="layout" svg:width="6.441cm" svg:height="1.729cm" svg:x="3.157cm" svg:y="3.472cm">
          <draw:text-box>
            <text:p text:style-name="P1">Example:</text:p>
          </draw:text-box>
        </draw:frame>
        <draw:frame draw:style-name="gr1" draw:text-style-name="P2" draw:layer="layout" svg:width="15.179cm" svg:height="2.223cm" svg:x="3.157cm" svg:y="8.254cm">
          <draw:text-box>
            <text:p text:style-name="P2"><text:span text:style-name="T1">bash$ ./my_program</text:span></text:p>
            <text:p text:style-name="P2"><text:span text:style-name="T1">Segmentation fault (core dumpe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frame draw:style-name="gr1" draw:text-style-name="P1" draw:layer="layout" svg:width="22.481cm" svg:height="1.729cm" svg:x="1.144cm" svg:y="4.403cm">
          <draw:text-box>
            <text:p text:style-name="P1">GDB features: Stacktraces &amp; cores</text:p>
          </draw:text-box>
        </draw:frame>
        <draw:frame draw:style-name="gr1" draw:text-style-name="P3" draw:layer="layout" svg:width="26.643cm" svg:height="12.043cm" svg:x="0.787cm" svg:y="7.637cm">
          <draw:text-box>
            <text:p text:style-name="P3">bash$ gdb ./test-gdb core</text:p>
            <text:p text:style-name="P3">…</text:p>
            <text:p text:style-name="P3">Core was generated by `./test-gdb'.</text:p>
            <text:p text:style-name="P3">Program terminated with signal 11, Segmentation fault.</text:p>
            <text:p text:style-name="P3">#0 <text:s/>_IO_getline_info (fp=0xb7870440, buf=0xb786fff4 "|]\025", n=78, delim=10, </text:p>
            <text:p text:style-name="P3"><text:s text:c="4"/>extract_delim=1, eof=0x0) at iogetline.c:91</text:p>
            <text:p text:style-name="P3">91<text:tab/>iogetline.c: No such file or directory.</text:p>
            <text:p text:style-name="P3"><text:tab/>in iogetline.c</text:p>
            <text:p text:style-name="P3">(gdb) backtrace</text:p>
            <text:p text:style-name="P3">#0 <text:s/>_IO_getline_info (fp=0xb7870440, buf=0xb786fff4 "|]\025", n=78, delim=10, </text:p>
            <text:p text:style-name="P3"><text:s text:c="4"/>extract_delim=1, eof=0x0) at iogetline.c:91</text:p>
            <text:p text:style-name="P3">#1 <text:s/>0xb77771d1 in _IO_getline (fp=0xb7870440, buf=0xb786fff4 "|]\025", n=79, </text:p>
            <text:p text:style-name="P3"><text:s text:c="4"/>delim=10, extract_delim=1) at iogetline.c:42</text:p>
            <text:p text:style-name="P3">#2 <text:s/>0xb777621a in _IO_fgets (buf=0xb786fff4 "|]\025", n=80, fp=0xb7870440)</text:p>
            <text:p text:style-name="P3"><text:s text:c="4"/>at iofgets.c:58</text:p>
            <text:p text:style-name="P3">#3 <text:s/>0x0804846a in main () at demo-gdb.c:8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draw:frame draw:style-name="gr1" draw:text-style-name="P1" draw:layer="layout" svg:width="6.217cm" svg:height="1.729cm" svg:x="3.158cm" svg:y="3.473cm">
          <draw:text-box>
            <text:p text:style-name="P1">Exercise:</text:p>
          </draw:text-box>
        </draw:frame>
        <draw:frame draw:style-name="gr1" draw:text-style-name="P2" draw:layer="layout" svg:width="15.657cm" svg:height="4.195cm" svg:x="3.158cm" svg:y="8.255cm">
          <draw:text-box>
            <text:p text:style-name="P2"><text:span text:style-name="T1">Compile &amp; build “demo-gdb”</text:span></text:p>
            <text:p text:style-name="P2"><text:span text:style-name="T1">Find and fix the segmentation fault.</text:span></text:p>
            <text:p text:style-name="P2"><text:span text:style-name="T1"/></text:p>
            <text:p text:style-name="P2"><text:span text:style-name="T1">Commit your fix locally to g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draw:frame draw:style-name="gr1" draw:text-style-name="P1" draw:layer="layout" svg:width="21.491cm" svg:height="1.729cm" svg:x="0.744cm" svg:y="4.403cm">
          <draw:text-box>
            <text:p text:style-name="P1">GDB features: Running programs</text:p>
          </draw:text-box>
        </draw:frame>
        <draw:frame draw:style-name="gr4" draw:text-style-name="P3" draw:layer="layout" svg:width="22.824cm" svg:height="2.223cm" svg:x="0.744cm" svg:y="8.083cm">
          <draw:text-box>
            <text:p text:style-name="P3"><text:span text:style-name="T1">When programs are compiled with the -g flag, we can load &amp; run them in GDB, and see the symbols.</text:span></text:p>
          </draw:text-box>
        </draw:frame>
        <draw:frame draw:style-name="gr1" draw:text-style-name="P3" draw:layer="layout" svg:width="27.257cm" svg:height="4.673cm" svg:x="0.788cm" svg:y="10.638cm">
          <draw:text-box>
            <text:p text:style-name="P3">bash$ gdb ./test-gdb</text:p>
            <text:p text:style-name="P3">…</text:p>
            <text:p text:style-name="P3">Reading symbols from /home/dneary/src/linux-devel-tools-tutorial/demo-gdb...done.</text:p>
            <text:p text:style-name="P3">(gdb) run</text:p>
            <text:p text:style-name="P3">Starting program: /home/dneary/src/linux-devel-tools-tutorial/demo-gdb </text:p>
            <text:p text:style-name="P3"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frame draw:style-name="gr1" draw:text-style-name="P1" draw:layer="layout" svg:width="20.166cm" svg:height="1.729cm" svg:x="1.344cm" svg:y="4.403cm">
          <draw:text-box>
            <text:p text:style-name="P1">GDB features: Add breakpoints</text:p>
          </draw:text-box>
        </draw:frame>
        <draw:frame draw:style-name="gr4" draw:text-style-name="P3" draw:layer="layout" svg:width="22.824cm" svg:height="2.223cm" svg:x="1.344cm" svg:y="8.083cm">
          <draw:text-box>
            <text:p text:style-name="P3"><text:span text:style-name="T1">A breakpoint stops the execution of a program when the function is called, using the “break” command.</text:span></text:p>
          </draw:text-box>
        </draw:frame>
        <draw:frame draw:style-name="gr1" draw:text-style-name="P3" draw:layer="layout" svg:width="25.013cm" svg:height="6.147cm" svg:x="1.344cm" svg:y="11.772cm">
          <draw:text-box>
            <text:p text:style-name="P3">(gdb) break delete_person </text:p>
            <text:p text:style-name="P3">Breakpoint 1 at 0x80484ea: file demo-valgrind.c, line 34.</text:p>
            <text:p text:style-name="P3">(gdb) run</text:p>
            <text:p text:style-name="P3">Starting program: /home/dneary/src/linux-devel-tools-tutorial/demo-valgrind </text:p>
            <text:p text:style-name="P3"/>
            <text:p text:style-name="P3">Breakpoint 1, delete_person (p=0x804b038) at demo-valgrind.c:34</text:p>
            <text:p text:style-name="P3">34<text:tab/> <text:s text:c="3"/>struct node *prev = p-&gt;prev;</text:p>
            <text:p text:style-name="P3"/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frame draw:style-name="gr1" draw:text-style-name="P1" draw:layer="layout" svg:width="22.795cm" svg:height="1.729cm" svg:x="1.344cm" svg:y="4.403cm">
          <draw:text-box>
            <text:p text:style-name="P1">GDB features: Print variable values</text:p>
          </draw:text-box>
        </draw:frame>
        <draw:frame draw:style-name="gr4" draw:text-style-name="P3" draw:layer="layout" svg:width="22.824cm" svg:height="2.223cm" svg:x="1.344cm" svg:y="8.083cm">
          <draw:text-box>
            <text:p text:style-name="P3"><text:span text:style-name="T1">You can use the “print” command to see the value of a variable </text:span></text:p>
          </draw:text-box>
        </draw:frame>
        <draw:frame draw:style-name="gr1" draw:text-style-name="P3" draw:layer="layout" svg:width="25.013cm" svg:height="6.147cm" svg:x="1.344cm" svg:y="11.772cm">
          <draw:text-box>
            <text:p text:style-name="P3">(gdb) break delete_person </text:p>
            <text:p text:style-name="P3">Breakpoint 1 at 0x80484ea: file demo-valgrind.c, line 34.</text:p>
            <text:p text:style-name="P3">(gdb) run</text:p>
            <text:p text:style-name="P3">Starting program: /home/dneary/src/linux-devel-tools-tutorial/demo-valgrind </text:p>
            <text:p text:style-name="P3"/>
            <text:p text:style-name="P3">Breakpoint 1, delete_person (p=0x804b038) at demo-valgrind.c:34</text:p>
            <text:p text:style-name="P3">34<text:tab/> <text:s text:c="3"/>struct node *prev = p-&gt;prev;</text:p>
            <text:p text:style-name="P3"/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draw:frame draw:style-name="gr1" draw:text-style-name="P1" draw:layer="layout" svg:width="6.217cm" svg:height="1.729cm" svg:x="3.158cm" svg:y="3.473cm">
          <draw:text-box>
            <text:p text:style-name="P1">Exercise:</text:p>
          </draw:text-box>
        </draw:frame>
        <draw:frame draw:style-name="gr1" draw:text-style-name="P2" draw:layer="layout" svg:width="19.819cm" svg:height="3.209cm" svg:x="3.158cm" svg:y="8.255cm">
          <draw:text-box>
            <text:p text:style-name="P2"><text:span text:style-name="T1">Compile &amp; build “gdb-example/gdb-example”</text:span></text:p>
            <text:p text:style-name="P2"><text:span text:style-name="T1">Add a breakpoint in function example_2</text:span></text:p>
            <text:p text:style-name="P2"><text:span text:style-name="T1">Print the value of “a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draw:frame draw:style-name="gr1" draw:text-style-name="P1" draw:layer="layout" svg:width="19.683cm" svg:height="1.729cm" svg:x="1.344cm" svg:y="4.403cm">
          <draw:text-box>
            <text:p text:style-name="P1">GDB features: Single-stepping</text:p>
          </draw:text-box>
        </draw:frame>
        <draw:frame draw:style-name="gr4" draw:text-style-name="P3" draw:layer="layout" svg:width="22.824cm" svg:height="8.139cm" svg:x="1.344cm" svg:y="8.083cm">
          <draw:text-box>
            <text:p text:style-name="P3"><text:span text:style-name="T1">You can step through a program line by line using the “step” command.</text:span></text:p>
            <text:p text:style-name="P3"><text:span text:style-name="T1"/></text:p>
            <text:p text:style-name="P3"><text:span text:style-name="T1">You can step into function calls using the “next” command.</text:span></text:p>
            <text:p text:style-name="P3"><text:span text:style-name="T1"/></text:p>
            <text:p text:style-name="P3"><text:span text:style-name="T1">You can continue executing the program with “continue”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>
        <draw:frame draw:style-name="gr1" draw:text-style-name="P1" draw:layer="layout" svg:width="17.219cm" svg:height="1.729cm" svg:x="3.787cm" svg:y="3.568cm">
          <draw:text-box>
            <text:p text:style-name="P3"><text:span text:style-name="T2">Finding bugs with Valgri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C000000090038F93FE0.jpg" xlink:type="simple" xlink:show="embed" xlink:actuate="onLoad"/>
    <draw:fill-image draw:name="background" xlink:href="Pictures/10000000000008000000060092AE4446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e Neary</meta:initial-creator>
    <meta:creation-date>2010-11-12T00:56:13</meta:creation-date>
    <meta:editing-duration>PT00H07M01S</meta:editing-duration>
    <meta:editing-cycles>3</meta:editing-cycles>
    <dc:date>2010-11-12T03:12:07</dc:date>
    <dc:creator>Dave Neary</dc:creator>
    <meta:generator>OpenOffice.org/3.2$Linux OpenOffice.org_project/320m12$Build-9483</meta:generator>
    <meta:document-statistic meta:object-count="71"/>
  </office:meta>
</office:document-meta>
</file>